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"Welcome to Rongu Café! Please, come in—!"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"May I recommend our Special Stew? It is
the customer favorite—!"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~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~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-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"Five guests today? Please follow me, I'll
find you some empty seats—!"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"Five Special Stews——!"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"Yup—!"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really going to start talking about
other food at a time like thi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~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~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~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that was delici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imagine any stew stealing so many
hearts as much as that one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"...Ah! You must b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"I am one of the people you saved back on the
phantom ship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"I must extend my belated gratitude for your
help on that occasion. *bow*"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"Please, I simply must express my thanks, else
I won't be able to put my mind at ea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"Oh, I know. I shall be glad to take the bill
for your meal."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~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"For my saviors, it's absolutely no
troubl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"...?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"Erm, I'm sorry to change the subjec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"You must excuse me, but I can sense 
Spirit Energy emanating from your body..."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"Yes. Normally, such energy indicates
that you hold a special spiritual power. It
is impossible for humans to possess."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"This is..."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gonna turn back into a ghos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"That is a Spirit Crystal, not a ghost."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"Spirit Crystal"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"Ye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"In this world, there are creatures called
`Spirit Nymphs` that can use Spirit Energy
to affect one's body in various way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"They usually keep to themselves rather
than interfering with other forms of
power, bu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"Spirits are particularly vulnerable to magic,
so in response to the revival of the Duchess
of Hellfir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"Many of these spirits solidified themselves
and took on the forms of these Spirit Crystals
in order to protect their own lives."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"Most likely, it was affected by magic and
went berserk before it could seal itself away
in the form of a Spirit Crystal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"It must have taken control of a ship that
sunk long ago and started indiscriminately
attacking any vessels that passed by."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"I believe so."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"I think it will be saf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"On the other hand, I don't know what would
happen if it were to be hit with magic strong
enough to break its seal."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"Those were my thoughts exactly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"In fact, I believe you could put them to
even greater u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"Please, take the crystal and follow me."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"What I am about to explain to you is
called spirit 'possession'."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"That is correct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"There are two benefits you can gain by
letting spirits possess you."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"First is the acquisition of `abiliti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"That is to say, you may gain such special
qualities as 【Double Critical Damage】."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"The second is `stat bonus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"This means you can choose one of strength,
defense, finesse or agility to buff."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"possession"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"To allow a spirit to possess you, you must
first release its seal."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"If you wish to unseal a spirit, you must
use one `Spirit Orb`."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"As it happens, I have a Spirit Orb right here.
We shall use this to unseal a spirit."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"I'm sure you will be able to find many
Spirit Crystals from now on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"Please feel free to see me whenever you
wish to unseal Spirit Crystals or assign
spirits to possess your party members."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"It is no trouble."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"Ah yes, I had almost forgotten. Please
accept this."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"That is a `Holy Water Vial`. It is a special
container that will allow you to collect Holy
Water."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"Normally, any Holy Water passed by spirits
diffuses back into the atmosphere as Spirit
Energy.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"That vial was specially manufactured to be
able to store Holy Water."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~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"Holy Water excreted by spirits is a highly
precious substance, and a vital ingredient in
evil-warding and barrier-forming rituals."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"If you find that one of your spirits is no
longer able to hold its Holy Water in, please
have the spirit dispense it into that vial."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"If you manage to fill that vial full of Holy
Water, please bring it back to me."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"I shall be happy to exchange that Holy
Water for all manner of items that I'm sure
will be useful on your journey."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be possessed by spirit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Spirit Nymph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Spirit Nymph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"You are very welcome. I am honored to have
been of service. *bow*"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~... our tummies are full, and we've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